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84636a" officeooo:paragraph-rsid="0084636a"/>
    </style:style>
    <style:style style:name="P2" style:family="paragraph" style:parent-style-name="Standard">
      <style:paragraph-properties fo:text-align="center" style:justify-single-word="false" fo:break-before="page"/>
      <style:text-properties fo:font-size="32pt" officeooo:rsid="008310d6" officeooo:paragraph-rsid="008310d6" style:font-size-asian="28pt" style:font-size-complex="32pt"/>
    </style:style>
    <style:style style:name="P3" style:family="paragraph" style:parent-style-name="Standard">
      <style:text-properties officeooo:rsid="008310d6" officeooo:paragraph-rsid="008310d6"/>
    </style:style>
    <style:style style:name="P4" style:family="paragraph" style:parent-style-name="Standard">
      <style:text-properties officeooo:rsid="007f436f" officeooo:paragraph-rsid="008310d6"/>
    </style:style>
    <style:style style:name="P5" style:family="paragraph" style:parent-style-name="Standard">
      <style:text-properties officeooo:rsid="007c3702" officeooo:paragraph-rsid="008310d6"/>
    </style:style>
    <style:style style:name="P6" style:family="paragraph" style:parent-style-name="Standard">
      <style:text-properties officeooo:rsid="0074e016" officeooo:paragraph-rsid="008310d6"/>
    </style:style>
    <style:style style:name="P7" style:family="paragraph" style:parent-style-name="Standard">
      <style:text-properties officeooo:rsid="00788490" officeooo:paragraph-rsid="008310d6"/>
    </style:style>
    <style:style style:name="P8" style:family="paragraph" style:parent-style-name="Standard">
      <style:text-properties officeooo:rsid="007a5e87" officeooo:paragraph-rsid="008310d6"/>
    </style:style>
    <style:style style:name="P9" style:family="paragraph" style:parent-style-name="Standard">
      <style:text-properties officeooo:rsid="00696dd9" officeooo:paragraph-rsid="008310d6"/>
    </style:style>
    <style:style style:name="P10" style:family="paragraph" style:parent-style-name="Standard">
      <style:text-properties officeooo:rsid="001dad51" officeooo:paragraph-rsid="008310d6"/>
    </style:style>
    <style:style style:name="P11" style:family="paragraph" style:parent-style-name="Standard">
      <style:text-properties officeooo:rsid="006f3826" officeooo:paragraph-rsid="008310d6"/>
    </style:style>
    <style:style style:name="P12" style:family="paragraph" style:parent-style-name="Standard">
      <style:text-properties officeooo:rsid="00643aae" officeooo:paragraph-rsid="008310d6"/>
    </style:style>
    <style:style style:name="P13" style:family="paragraph" style:parent-style-name="Standard">
      <style:text-properties officeooo:rsid="005ac75f" officeooo:paragraph-rsid="008310d6"/>
    </style:style>
    <style:style style:name="P14" style:family="paragraph" style:parent-style-name="Standard">
      <style:text-properties officeooo:rsid="0058cd2c" officeooo:paragraph-rsid="008310d6"/>
    </style:style>
    <style:style style:name="P15" style:family="paragraph" style:parent-style-name="Standard">
      <style:text-properties officeooo:rsid="0048e314" officeooo:paragraph-rsid="008310d6"/>
    </style:style>
    <style:style style:name="P16" style:family="paragraph" style:parent-style-name="Standard">
      <style:text-properties officeooo:rsid="004ca4fe" officeooo:paragraph-rsid="008310d6"/>
    </style:style>
    <style:style style:name="P17" style:family="paragraph" style:parent-style-name="Standard">
      <style:text-properties officeooo:rsid="00271c23" officeooo:paragraph-rsid="008310d6"/>
    </style:style>
    <style:style style:name="P18" style:family="paragraph" style:parent-style-name="Standard">
      <style:text-properties officeooo:rsid="005703d7" officeooo:paragraph-rsid="008310d6"/>
    </style:style>
    <style:style style:name="P19" style:family="paragraph" style:parent-style-name="Standard">
      <style:text-properties officeooo:paragraph-rsid="008310d6"/>
    </style:style>
    <style:style style:name="P20" style:family="paragraph" style:parent-style-name="Standard">
      <style:text-properties officeooo:rsid="007a0630" officeooo:paragraph-rsid="008310d6"/>
    </style:style>
    <style:style style:name="P21" style:family="paragraph" style:parent-style-name="Standard">
      <style:text-properties officeooo:rsid="0016f8d4" officeooo:paragraph-rsid="0016f8d4"/>
    </style:style>
    <style:style style:name="P22" style:family="paragraph" style:parent-style-name="Standard">
      <style:text-properties officeooo:rsid="001dad51" officeooo:paragraph-rsid="0025d49b"/>
    </style:style>
    <style:style style:name="P23" style:family="paragraph" style:parent-style-name="Standard">
      <style:text-properties officeooo:rsid="007c3702" officeooo:paragraph-rsid="007c3702"/>
    </style:style>
    <style:style style:name="P24" style:family="paragraph" style:parent-style-name="Standard">
      <style:text-properties officeooo:rsid="001dad51" officeooo:paragraph-rsid="003ef575"/>
    </style:style>
    <style:style style:name="P25" style:family="paragraph" style:parent-style-name="Standard">
      <style:text-properties officeooo:rsid="007a0630" officeooo:paragraph-rsid="007a0630"/>
    </style:style>
    <style:style style:name="P26" style:family="paragraph" style:parent-style-name="Standard">
      <style:text-properties officeooo:rsid="00643aae" officeooo:paragraph-rsid="00696dd9"/>
    </style:style>
    <style:style style:name="P27" style:family="paragraph" style:parent-style-name="Standard">
      <style:text-properties officeooo:rsid="0058cd2c" officeooo:paragraph-rsid="0058cd2c"/>
    </style:style>
    <style:style style:name="P28" style:family="paragraph" style:parent-style-name="Standard">
      <style:text-properties officeooo:rsid="005ac75f" officeooo:paragraph-rsid="005ac75f"/>
    </style:style>
    <style:style style:name="P29" style:family="paragraph" style:parent-style-name="Standard">
      <style:paragraph-properties fo:text-align="center" style:justify-single-word="false" fo:break-before="page"/>
      <style:text-properties officeooo:rsid="008310d6" officeooo:paragraph-rsid="008310d6"/>
    </style:style>
    <style:style style:name="P30" style:family="paragraph" style:parent-style-name="Standard">
      <style:text-properties officeooo:rsid="0016f8d4" officeooo:paragraph-rsid="008310d6"/>
    </style:style>
    <style:style style:name="P31" style:family="paragraph" style:parent-style-name="Standard">
      <style:text-properties officeooo:rsid="0058cd2c" officeooo:paragraph-rsid="005ac75f"/>
    </style:style>
    <style:style style:name="P32" style:family="paragraph" style:parent-style-name="Standard">
      <style:text-properties officeooo:rsid="001dad51" officeooo:paragraph-rsid="0048e314"/>
    </style:style>
    <style:style style:name="P33" style:family="paragraph" style:parent-style-name="Standard">
      <style:text-properties officeooo:rsid="0023dc94" officeooo:paragraph-rsid="00326cf8"/>
    </style:style>
    <style:style style:name="P34" style:family="paragraph" style:parent-style-name="Standard">
      <style:text-properties officeooo:rsid="001b6562" officeooo:paragraph-rsid="0016f8d4"/>
    </style:style>
    <style:style style:name="T1" style:family="text">
      <style:text-properties officeooo:rsid="00811d7b"/>
    </style:style>
    <style:style style:name="T2" style:family="text">
      <style:text-properties officeooo:rsid="00696526"/>
    </style:style>
    <style:style style:name="T3" style:family="text">
      <style:text-properties officeooo:rsid="005ac75f"/>
    </style:style>
    <style:style style:name="T4" style:family="text">
      <style:text-properties officeooo:rsid="00558eb4"/>
    </style:style>
    <style:style style:name="T5" style:family="text">
      <style:text-properties officeooo:rsid="00407029"/>
    </style:style>
    <style:style style:name="T6" style:family="text">
      <style:text-properties fo:color="#808000" loext:opacity="100%" style:font-name="Courier New" fo:font-size="10pt" fo:font-weight="normal" style:font-size-asian="10pt" style:font-weight-asian="normal"/>
    </style:style>
    <style:style style:name="T7" style:family="text">
      <style:text-properties fo:color="#0000ff" loext:opacity="100%" style:font-name="Courier New" fo:font-size="10pt" fo:font-weight="bold" style:font-size-asian="10pt" style:font-weight-asian="bold"/>
    </style:style>
    <style:style style:name="T8" style:family="text">
      <style:text-properties fo:color="#000000" loext:opacity="100%" style:font-name="Courier New" fo:font-size="10pt" fo:font-weight="normal" style:font-size-asian="10pt" style:font-weight-asian="normal"/>
    </style:style>
    <style:style style:name="T9" style:family="text">
      <style:text-properties fo:color="#0000ff" loext:opacity="100%" style:font-name="Courier New" fo:font-size="10pt" fo:font-weight="normal" style:font-size-asian="10pt" style:font-weight-asian="normal"/>
    </style:style>
    <style:style style:name="T10" style:family="text">
      <style:text-properties fo:color="#ff00ff" loext:opacity="100%" style:font-name="Courier New" fo:font-size="10pt" fo:font-weight="normal" style:font-size-asian="10pt" style:font-weight-asian="normal"/>
    </style:style>
    <style:style style:name="T11" style:family="text">
      <style:text-properties officeooo:rsid="00788490"/>
    </style:style>
    <style:style style:name="T12" style:family="text">
      <style:text-properties fo:font-size="32pt" style:font-size-asian="28pt" style:font-size-complex="32pt"/>
    </style:style>
    <style:style style:name="T13" style:family="text">
      <style:text-properties officeooo:rsid="002161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rar trello </text:p>
      <text:p text:style-name="P2">Código</text:p>
      <text:p text:style-name="P3"/>
      <text:p text:style-name="P4">logo informes <text:span text:style-name="T1">y emergente</text:span></text:p>
      <text:p text:style-name="P4"/>
      <text:p text:style-name="P5">editar miembro cargar especies y habilidades</text:p>
      <text:p text:style-name="P6"/>
      <text:p text:style-name="P7">Cambiar cosas de editar a spinners o cosas así (Quitar la parte de texto “metros” y “kilos”)</text:p>
      <text:p text:style-name="P8"/>
      <text:p text:style-name="P9">refrescar equipo y tarjeta equipo al insertar o editar</text:p>
      <text:p text:style-name="P9"/>
      <text:p text:style-name="P3">refrescar miembro tras abrirlo una vez (Ej, alesi, se modifica, y al abrir muestra la info anterior)</text:p>
      <text:p text:style-name="P10"/>
      <text:p text:style-name="P11">Añadir y editar pokemon, funciones slider</text:p>
      <text:p text:style-name="P10"/>
      <text:p text:style-name="P12">añadir pokemon, tamaño y peso con spinner <text:span text:style-name="T2">(O slider)</text:span></text:p>
      <text:p text:style-name="P12"/>
      <text:p text:style-name="P13">combobox especie (añadir miembro) tabla desplegable o autocompletado</text:p>
      <text:p text:style-name="P13"/>
      <text:p text:style-name="P13">resto combobox autocompletado</text:p>
      <text:p text:style-name="P14"/>
      <text:p text:style-name="P14">menú de filtro <text:span text:style-name="T3">(funcionalidad)</text:span></text:p>
      <text:p text:style-name="P14"/>
      <text:p text:style-name="P10">Usar enum para calcular naturaleza en stats</text:p>
      <text:p text:style-name="P14"/>
      <text:p text:style-name="P3">método auxiliar para género de pokemon y de entrenador</text:p>
      <text:p text:style-name="P14"/>
      <text:p text:style-name="P15">No resizeable</text:p>
      <text:p text:style-name="P16"/>
      <text:p text:style-name="P17">Normalizar</text:p>
      <text:p text:style-name="P17"/>
      <text:p text:style-name="P17">Cambiar catchs y poner alertas <text:span text:style-name="T4">(Creo que ya)</text:span></text:p>
      <text:p text:style-name="P17"/>
      <text:p text:style-name="P17">DAOS <text:span text:style-name="T5">(Hacer anti inyecciones)</text:span></text:p>
      <text:p text:style-name="P17"/>
      <text:p text:style-name="P18">En busqueda pokemon hacer que si se sacan números (char entre 0 y 9) b</text:p>
      <text:p text:style-name="P10"/>
      <text:p text:style-name="P19" loext:marker-style-name="T6"><text:span text:style-name="T7">SELECT</text:span><text:span text:style-name="T8"> </text:span><text:span text:style-name="T6">N_Pokedex</text:span><text:span text:style-name="T9">,</text:span><text:span text:style-name="T8"> </text:span><text:span text:style-name="T6">Especie</text:span><text:span text:style-name="T8"> </text:span><text:span text:style-name="T7">FROM</text:span><text:span text:style-name="T8"> </text:span><text:span text:style-name="T10">pokemon</text:span><text:span text:style-name="T8"> </text:span><text:span text:style-name="T7">WHERE</text:span><text:span text:style-name="T8"> </text:span><text:span text:style-name="T6">Estadisticas</text:span><text:span text:style-name="T8"> </text:span><text:span text:style-name="T7">LIKE</text:span><text:span text:style-name="T8"> </text:span><text:span text:style-name="T6">"%\"estadistica\":\"Spe\",\"valor\":60%"</text:span></text:p>
      <text:p text:style-name="P19" loext:marker-style-name="T6"><text:span text:style-name="T7">SELECT</text:span><text:span text:style-name="T8"> </text:span><text:span text:style-name="T6">N_Pokedex</text:span><text:span text:style-name="T9">,</text:span><text:span text:style-name="T8"> </text:span><text:span text:style-name="T6">Especie</text:span><text:span text:style-name="T8"> </text:span><text:span text:style-name="T7">FROM</text:span><text:span text:style-name="T8"> </text:span><text:span text:style-name="T10">pokemon</text:span><text:span text:style-name="T8"> </text:span><text:span text:style-name="T7">WHERE</text:span><text:span text:style-name="T8"> </text:span><text:span text:style-name="T6">Habilidades</text:span><text:span text:style-name="T8"> </text:span><text:span text:style-name="T7">LIKE</text:span><text:span text:style-name="T8"> </text:span><text:span text:style-name="T6">"%Torrente%"</text:span></text:p>
      <text:p text:style-name="P10"/>
      <text:p text:style-name="P10"/>
      <text:p text:style-name="P10">----------------------------------------------------------------------------------------------------</text:p>
      <text:p text:style-name="P2">Validaciones</text:p>
      <text:p text:style-name="P3"/>
      <text:p text:style-name="P20">eliminar triangulos molestos</text:p>
      <text:p text:style-name="P20"/>
      <text:p text:style-name="P6">validator a editar equipo y a editar y añadir pokemon y miembro (misma ventana) <text:span text:style-name="T11">y editar equipo</text:span></text:p>
      <text:p text:style-name="P6"/>
      <text:p text:style-name="P6">Cómo hacer para que el validator no deje abrir la de confirmar en las dos gordas de arriba <text:span text:style-name="T11">(Consumir evento de titledpane hasta que valga?)</text:span></text:p>
      <text:p text:style-name="P6"/>
      <text:p text:style-name="P10">Si el texto de añadir/editar pokemon y miembros está vacío o mal, ponerle el estilo al titled pane para que no se pueda</text:p>
      <text:p text:style-name="P2">sceneBuilder</text:p>
      <text:p text:style-name="P20"/>
      <text:p text:style-name="P21"/>
      <text:p text:style-name="P5">aplicar a los grid el “Recycler view” del controllerPrueba</text:p>
      <text:p text:style-name="P5"/>
      <text:p text:style-name="P8">pulsar en las stats para que abra y muestre un desglose con gráfico de barras (En miembro)</text:p>
      <text:p text:style-name="P22"/>
      <text:p text:style-name="P23">Cambiar los center</text:p>
      <text:p text:style-name="P24"/>
      <text:p text:style-name="P24">Scale para las tarjetas para que se vean más grandes</text:p>
      <text:p text:style-name="P24"/>
      <text:p text:style-name="P25">meter css para consumir espacios en blanco</text:p>
      <text:p text:style-name="P24"/>
      <text:p text:style-name="P26"/>
      <text:p text:style-name="P27"/>
      <text:p text:style-name="P28"/>
      <text:p text:style-name="P29"><text:span text:style-name="T12">Funcionalidad extra</text:span></text:p>
      <text:p text:style-name="P30"/>
      <text:p text:style-name="P30">Hacer drag de las tarjetas a fuera de la ventana para verlas o guardarlas</text:p>
      <text:p text:style-name="P30"/>
      <text:p text:style-name="P10">Cómo hacer para buscar en los comboboxes editables según se escribe <text:span text:style-name="T13">(Lo enseña el viernes)</text:span></text:p>
      <text:p text:style-name="P28"/>
      <text:p text:style-name="P28">sonidos a los botones (Si son pokemon su sonido)</text:p>
      <text:p text:style-name="P28"/>
      <text:p text:style-name="P28">Sonidos al cerrar ventanas (si son pokemon, su sonido, y al confirmar el normal, al cancelar derrota)</text:p>
      <text:p text:style-name="P27"/>
      <text:p text:style-name="P31"/>
      <text:p text:style-name="P24"/>
      <text:p text:style-name="P32"/>
      <text:p text:style-name="P33"/>
      <text:p text:style-name="P3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8T11:50:54.699000000</meta:creation-date>
    <dc:date>2025-01-21T01:29:44.134000000</dc:date>
    <meta:editing-duration>P1DT16H14M9S</meta:editing-duration>
    <meta:editing-cycles>69</meta:editing-cycles>
    <meta:generator>LibreOffice/24.8.4.2$Windows_X86_64 LibreOffice_project/bb3cfa12c7b1bf994ecc5649a80400d06cd71002</meta:generator>
    <dc:title>Untitled</dc:title>
    <meta:document-statistic meta:table-count="0" meta:image-count="0" meta:object-count="0" meta:page-count="5" meta:paragraph-count="38" meta:word-count="324" meta:character-count="2090" meta:non-whitespace-character-count="1803"/>
  </office:meta>
</office:document-meta>
</file>